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Courier New" svg:font-family="'Courier New'" style:font-adornments="Обычный" style:font-family-generic="modern" style:font-pitch="fixed"/>
    <style:font-face style:name="Arial" svg:font-family="Arial" style:font-family-generic="roman" style:font-pitch="variable"/>
    <style:font-face style:name="OpenSymbol" svg:font-family="OpenSymbol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, serif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OpenSymbol1" svg:font-family="OpenSymbol" style:font-family-generic="system" style:font-pitch="variable"/>
    <style:font-face style:name="Segoe UI1" svg:font-family="'Segoe UI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 style:master-page-name="Standard">
      <style:paragraph-properties style:page-number="auto"/>
    </style:style>
    <style:style style:name="P3" style:family="paragraph" style:parent-style-name="Text_20_body">
      <style:paragraph-properties fo:margin-top="0cm" fo:margin-bottom="0cm" loext:contextual-spacing="false"/>
    </style:style>
    <style:style style:name="P4" style:family="paragraph" style:parent-style-name="Text_20_body">
      <style:paragraph-properties fo:margin-top="0cm" fo:margin-bottom="0cm" loext:contextual-spacing="false"/>
      <style:text-properties fo:language="ru" fo:country="RU"/>
    </style:style>
    <style:style style:name="P5" style:family="paragraph" style:parent-style-name="Text_20_body" style:list-style-name="WWNum1">
      <style:paragraph-properties fo:margin-top="0cm" fo:margin-bottom="0cm" loext:contextual-spacing="false"/>
    </style:style>
    <style:style style:name="P6" style:family="paragraph" style:parent-style-name="Text_20_body" style:list-style-name="WWNum2">
      <style:paragraph-properties fo:margin-top="0cm" fo:margin-bottom="0cm" loext:contextual-spacing="false"/>
    </style:style>
    <style:style style:name="P7" style:family="paragraph" style:parent-style-name="Text_20_body">
      <style:paragraph-properties fo:margin-left="1.27cm" fo:margin-right="0cm" fo:margin-top="0cm" fo:margin-bottom="0cm" loext:contextual-spacing="false" fo:text-indent="0cm" style:auto-text-indent="false"/>
      <style:text-properties fo:language="ru" fo:country="RU"/>
    </style:style>
    <style:style style:name="P8" style:family="paragraph" style:parent-style-name="Text_20_body">
      <style:paragraph-properties fo:margin-left="1.247cm" fo:margin-right="0cm" fo:margin-top="0cm" fo:margin-bottom="0cm" loext:contextual-spacing="false" fo:text-indent="0cm" style:auto-text-indent="false"/>
    </style:style>
    <style:style style:name="P9" style:family="paragraph" style:parent-style-name="List_20_Paragraph" style:list-style-name="WWNum3"/>
    <style:style style:name="P10" style:family="paragraph" style:parent-style-name="List_20_Paragraph" style:list-style-name="WWNum4"/>
    <style:style style:name="P11" style:family="paragraph" style:parent-style-name="List_20_Paragraph" style:list-style-name="WWNum5"/>
    <style:style style:name="P12" style:family="paragraph" style:parent-style-name="List_20_Paragraph">
      <style:paragraph-properties fo:margin-left="0cm" fo:margin-right="0cm" fo:text-indent="0cm" style:auto-text-indent="false"/>
    </style:style>
    <style:style style:name="P13" style:family="paragraph" style:parent-style-name="List_20_Paragraph">
      <style:paragraph-properties fo:margin-left="0cm" fo:margin-right="0cm" fo:text-indent="0cm" style:auto-text-indent="false"/>
      <style:text-properties fo:language="ru" fo:country="RU"/>
    </style:style>
    <style:style style:name="T1" style:family="text">
      <style:text-properties fo:language="ru" fo:country="RU"/>
    </style:style>
    <style:style style:name="T2" style:family="text">
      <style:text-properties fo:language="ru" fo:country="RU" fo:background-color="#ff0000"/>
    </style:style>
    <style:style style:name="T3" style:family="text">
      <style:text-properties fo:language="ru" fo:country="RU" officeooo:rsid="00050b00"/>
    </style:style>
    <style:style style:name="T4" style:family="text">
      <style:text-properties fo:language="ru" fo:country="RU" officeooo:rsid="00055ab2"/>
    </style:style>
    <style:style style:name="T5" style:family="text">
      <style:text-properties fo:language="ru" fo:country="RU" officeooo:rsid="0006f122"/>
    </style:style>
    <style:style style:name="T6" style:family="text">
      <style:text-properties style:font-name="Times New Roman1" fo:language="ru" fo:country="RU"/>
    </style:style>
    <style:style style:name="T7" style:family="text">
      <style:text-properties fo:font-variant="normal" fo:text-transform="none" fo:color="#00000a" style:text-outline="false" style:text-line-through-style="none" style:text-line-through-type="none" style:text-position="0% 100%" style:font-name="Times New Roman" fo:font-size="10pt" fo:letter-spacing="normal" fo:language="ru" fo:country="RU" fo:font-style="normal" fo:text-shadow="none" style:text-underline-style="none" fo:font-weight="normal" style:font-name-asian="Andale Sans UI" style:font-size-asian="10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scale="100%" style:font-relief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Заказчик: <text:line-break/>Исполнитель: Писарев Юрий Андреевич<text:line-break/></text:span></text:p>
      <text:p text:style-name="Standard"><text:span text:style-name="T1">Предмет договора:</text:span></text:p>
      <text:p text:style-name="Standard"><text:span text:style-name="T1">Требуется разработать сервер, который в будущем будет принимать заказы с приложения для операционной системы (далее – ОС) </text:span>Android<text:span text:style-name="T1">. </text:span><text:span text:style-name="T6">Данный документ определяет границы выполняемой работы по созданию сервера и сроки выполнения работ.</text:span><text:span text:style-name="T1"> </text:span></text:p>
      <text:p text:style-name="P1"/>
      <text:p text:style-name="Standard"><text:span text:style-name="T1">Минимальные системные требования:</text:span></text:p>
      <text:p text:style-name="Text_20_body"><text:span text:style-name="T1">Сервер работает </text:span><text:span text:style-name="T2"><office:annotation office:name="__Annotation__15_529871833"><dc:creator>&lt;анонимный&gt;</dc:creator><dc:date>2017-08-14T06:39:19</dc:date><text:p><text:span text:style-name="T7">Что зачит “Стабильно”? Нужна расшифровка понятия.</text:span></text:p><text:p/></office:annotation></text:span><text:span text:style-name="T2">стабильно</text:span><office:annotation-end office:name="__Annotation__15_529871833"/><text:span text:style-name="T1"> на компьютерах со следующими минимальными характеристиками:</text:span></text:p>
      <text:p text:style-name="P3"><text:span text:style-name="T1">Процессор с тактовой частотой 1</text:span>x<text:span text:style-name="T1">2 ГГц</text:span></text:p>
      <text:p text:style-name="P3"><text:span text:style-name="T1">Сеть - <text:s/></text:span>Ethernet<text:span text:style-name="T1"> (приоритетно), </text:span>Wi<text:span text:style-name="T1">-</text:span>Fi</text:p>
      <text:p text:style-name="P3"><text:span text:style-name="T1">Доступ в Интернет – от 10 мбит/сек</text:span></text:p>
      <text:p text:style-name="P3"><text:span text:style-name="T1">Долговременная память — 1 гигабайт</text:span></text:p>
      <text:p text:style-name="P3"><text:span text:style-name="T1">Оперативная память — 256 мегабайт</text:span></text:p>
      <text:p text:style-name="P3"><text:span text:style-name="T1">Версия ОС — </text:span>Windows<text:span text:style-name="T1"> 7 (серверные редакции поддерживаются)</text:span></text:p>
      <text:p text:style-name="P3"><text:span text:style-name="T1">Дополнительные библиотеки - </text:span>.NET Framework <text:span text:style-name="T1">4.5</text:span></text:p>
      <text:p text:style-name="P4"/>
      <text:p text:style-name="P3"><text:span text:style-name="T1">Ограничения проектирования и реализации<text:line-break/>В задачу разработки приложения входит:</text:span></text:p>
      <text:list xml:id="list1968737918" text:style-name="WWNum1">
        <text:list-item>
          <text:p text:style-name="P5"><text:span text:style-name="T1">Создание исполняемого файла, реализующего функционал сервера</text:span></text:p>
        </text:list-item>
        <text:list-item>
          <text:p text:style-name="P5"><text:span text:style-name="T1">Развёртывание сервера на выделенном компьютере заказчика (далее – хост), имеющего минимальные системные требования</text:span></text:p>
        </text:list-item>
      </text:list>
      <text:p text:style-name="P7"/>
      <text:p text:style-name="P3"><text:span text:style-name="T1">Критерии качества сервера:</text:span></text:p>
      <text:p text:style-name="P3"><text:span text:style-name="T1">Сервер признается качественным</text:span><text:span text:style-name="T5"> (стабильным)</text:span><text:span text:style-name="T1"> если:</text:span></text:p>
      <text:list xml:id="list62812509" text:style-name="WWNum2">
        <text:list-item>
          <text:p text:style-name="P6"><text:span text:style-name="T1">Скорость ответа на запрос не превышает 1 сек.</text:span></text:p>
        </text:list-item>
        <text:list-item>
          <text:p text:style-name="P6"><text:span text:style-name="T1">Процесс сервера не загружает процессор хоста более, чем на 25% при нагрузке 10 запросов в секунду.</text:span></text:p>
        </text:list-item>
        <text:list-item>
          <text:p text:style-name="P6"><text:span text:style-name="T1">Веб-интерфейс готов к работе через 4 секунды после отправки запроса (при условии, что пинг между хостом и компьютером не превышает 200 мс)</text:span></text:p>
        </text:list-item>
      </text:list>
      <text:p text:style-name="P7"/>
      <text:p text:style-name="P3"><text:span text:style-name="T1">Хост, на котором проводятся замеры, должен удовлетворять минимальным системным требованиям сервера</text:span></text:p>
      <text:p text:style-name="P8"/>
      <text:p text:style-name="P3"><text:span text:style-name="T1">Бюджет:</text:span></text:p>
      <text:p text:style-name="P3"><text:span text:style-name="T1">Стоимость разработки </text:span><text:span text:style-name="T3">сервера</text:span><text:span text:style-name="T1"> — 2500 рублей без </text:span><text:span text:style-name="T4">расходов на содержание сервера.</text:span></text:p>
      <text:p text:style-name="P1"/>
      <text:p text:style-name="P1"/>
      <text:p text:style-name="Standard"><text:span text:style-name="T1">Термины:</text:span></text:p>
      <text:list xml:id="list2848869156" text:style-name="WWNum3">
        <text:list-item>
          <text:p text:style-name="P9"><text:span text:style-name="T1">Пинг – время, за которое пакет в сети проходит путь «ПК-сервер-ПК».</text:span></text:p>
        </text:list-item>
        <text:list-item>
          <text:p text:style-name="P9"><text:span text:style-name="T1">Пакет – информация в сети. </text:span></text:p>
        </text:list-item>
      </text:list>
      <text:p text:style-name="P1"/>
      <text:p text:style-name="Standard"><text:span text:style-name="T1">Задачи сервера:</text:span></text:p>
      <text:list xml:id="list652451460" text:style-name="WWNum4">
        <text:list-item>
          <text:p text:style-name="P10"><text:span text:style-name="T1">Приём запросов от мобильного приложения, обработка и выдача ответа на запрос</text:span></text:p>
        </text:list-item>
        <text:list-item>
          <text:p text:style-name="P10"><text:span text:style-name="T1">Обработка заказов путём взаимодействия с сервером через веб-интерфейс.</text:span></text:p>
        </text:list-item>
      </text:list>
      <text:p text:style-name="P1"/>
      <text:p text:style-name="Standard"><text:span text:style-name="T1">Основные функции сервера:</text:span></text:p>
      <text:list xml:id="list2607919655" text:style-name="WWNum5">
        <text:list-item>
          <text:p text:style-name="P11"><text:span text:style-name="T1">Создать заказ</text:span></text:p>
        </text:list-item>
        <text:list-item>
          <text:p text:style-name="P11"><text:span text:style-name="T1">Отменить заказ</text:span></text:p>
        </text:list-item>
        <text:list-item>
          <text:p text:style-name="P11"><text:bookmark text:name="_GoBack"/><text:soft-page-break/><text:span text:style-name="T1">Отослать смс код на номер телефона, который впервые зарегистрировался в приложении</text:span></text:p>
        </text:list-item>
        <text:list-item>
          <text:p text:style-name="P11"><text:span text:style-name="T1">Получить ответ пользователя на код подтверждения и сравнить его с кодом подтверждения, который был сгенерирован на сервере. Если они идентичны — сервер отправляет на мобильное устройство код подтверждения регистрации, который позволяет пользователю воспользоваться приложением.</text:span></text:p>
        </text:list-item>
      </text:list>
      <text:p text:style-name="P13"/>
      <text:p text:style-name="P12"><text:span text:style-name="T1">*Услуги СМС провайдера оплачиваются заказчиком</text:span></text:p>
      <text:p text:style-name="P1"/>
      <text:p text:style-name="Standard"><text:span text:style-name="T1">Сроки:</text:span></text:p>
      <text:p text:style-name="Standard"><text:span text:style-name="T1">Срок реализации сервера — полтора месяца с момента принятия ТЗ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Courier New" svg:font-family="'Courier New'" style:font-adornments="Обычный" style:font-family-generic="modern" style:font-pitch="fixed"/>
    <style:font-face style:name="Arial" svg:font-family="Arial" style:font-family-generic="roman" style:font-pitch="variable"/>
    <style:font-face style:name="OpenSymbol" svg:font-family="OpenSymbol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, serif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OpenSymbol1" svg:font-family="OpenSymbol" style:font-family-generic="system" style:font-pitch="variable"/>
    <style:font-face style:name="Segoe UI1" svg:font-family="'Segoe UI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punctuation-wrap="simple" style:writing-mode="lr-tb"/>
      <style:text-properties fo:color="#00000a" style:font-name="Times New Roman" fo:font-family="'Times New Roman'" style:font-family-generic="roman" style:font-pitch="variable" fo:font-size="12pt" fo:language="en" fo:country="US" style:font-name-asian="Andale Sans UI" style:font-family-asian="'Andale Sans UI'" style:font-family-generic-asian="system" style:font-pitch-asian="variable" style:font-size-asian="12pt" style:language-asian="en" style:country-asian="US" style:font-name-complex="Tahoma" style:font-family-complex="Tahoma" style:font-family-generic-complex="system" style:font-pitch-complex="variable" style:font-size-complex="12pt" style:language-complex="en" style:country-complex="US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Arial" fo:font-family="Arial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index_20_heading" style:display-name="index heading" style:family="paragraph" style:parent-style-name="Standard" style:default-outline-level="">
      <style:paragraph-properties text:number-lines="false" text:line-number="0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Текст_20_примечания_20_Знак" style:display-name="Текст примечания Знак" style:family="text" style:parent-style-name="Default_20_Paragraph_20_Font">
      <style:text-properties fo:font-size="10pt" style:font-size-asian="10pt" style:font-size-complex="10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Тема_20_примечания_20_Знак" style:display-name="Тема примечания Знак" style:family="text" style:parent-style-name="Текст_20_примечания_20_Знак">
      <style:text-properties fo:font-size="10pt" fo:font-weight="bold" style:font-size-asian="10pt" style:font-weight-asian="bold" style:font-size-complex="10pt" style:font-weight-complex="bold"/>
    </style:style>
    <style:style style:name="ListLabel_20_1" style:display-name="ListLabel 1" style:family="text">
      <style:text-properties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1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1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1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1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1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1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1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Wingdings1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Symbol1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Wingdings1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Symbol1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Wingdings1" style:font-family-complex="Wingdings" style:font-family-generic-complex="system" style:font-pitch-complex="variable"/>
    </style:style>
    <style:style style:name="ListLabel_20_64" style:display-name="ListLabel 64" style:family="text">
      <style:text-properties style:font-name-complex="Symbol1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Wingdings1" style:font-family-complex="Wingding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40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42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3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45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6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48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9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51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52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54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55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57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58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60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6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6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6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2T15:01:00</meta:creation-date>
    <meta:initial-creator>Владислав Савватеев</meta:initial-creator>
    <dc:language>ru-RU</dc:language>
    <dc:date>2017-08-14T08:24:26.106000000</dc:date>
    <meta:editing-cycles>9</meta:editing-cycles>
    <meta:editing-duration>PT23M24S</meta:editing-duration>
    <meta:generator>LibreOffice/5.3.3.2$Windows_X86_64 LibreOffice_project/3d9a8b4b4e538a85e0782bd6c2d430bafe583448</meta:generator>
    <meta:document-statistic meta:table-count="0" meta:image-count="0" meta:object-count="0" meta:page-count="2" meta:paragraph-count="37" meta:word-count="305" meta:character-count="2289" meta:non-whitespace-character-count="201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Info 1"/>
    <meta:user-defined meta:name="Info 2" meta:value-type="string"/>
    <meta:user-defined meta:name="Info 3" meta:value-type="string"/>
    <meta:user-defined meta:name="Info 4" meta:value-type="string"/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